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пециальные библиотеки блоков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справки описаны <text:span text:style-name="T1">«Специальные библиотеки блоков»</text:span>, т. е. группы блоков, разработанных для какого-либо конкретного прикладного применения или проекта.</text:p>
            <text:p text:style-name="P1">В «Палитре блоков» каждая специализированная библиотека блоков размещена в отдельной вкладке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циальные библиотеки блоков</dc:title>
    <dc:date>2014-12-26T11:37:12.19</dc:date>
    <meta:generator>OpenOffice/4.1.1$Win32 OpenOffice.org_project/411m6$Build-9775</meta:generator>
    <meta:editing-duration>PT4H34M21S</meta:editing-duration>
    <meta:editing-cycles>116</meta:editing-cycles>
    <meta:document-statistic meta:table-count="1" meta:image-count="0" meta:object-count="0" meta:page-count="1" meta:paragraph-count="3" meta:word-count="34" meta:character-count="289"/>
    <meta:user-defined meta:name="Поле 1"/>
    <meta:user-defined meta:name="Поле 2"/>
    <meta:user-defined meta:name="Поле 3"/>
    <meta:user-defined meta:name="Поле 4"/>
  </office:meta>
</office:document-meta>
</file>